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1.8126in"/>
    </style:style>
    <style:style style:name="co3" style:family="table-column">
      <style:table-column-properties fo:break-before="auto" style:column-width="1.7374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75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TY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FID CARD READER WRITER</text:p>
          </table:table-cell>
          <table:table-cell office:value-type="string" calcext:value-type="string">
            <text:p>RFID-RC52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LTRASONIC SENSOR</text:p>
          </table:table-cell>
          <table:table-cell office:value-type="string" calcext:value-type="string">
            <text:p>HC-SR0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UCH SENSOR</text:p>
          </table:table-cell>
          <table:table-cell office:value-type="string" calcext:value-type="string">
            <text:p>HW-76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TRARED SPEED SENSOR</text:p>
          </table:table-cell>
          <table:table-cell office:value-type="string" calcext:value-type="string">
            <text:p>MH-SERIES LM393 SPEED SENSOR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UMIDITY SENSOR</text:p>
          </table:table-cell>
          <table:table-cell office:value-type="string" calcext:value-type="string">
            <text:p>HTU2X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IBRATION SENSOR</text:p>
          </table:table-cell>
          <table:table-cell office:value-type="string" calcext:value-type="string">
            <text:p>HW-072/SW-42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ART RATE SENSOR</text:p>
          </table:table-cell>
          <table:table-cell office:value-type="string" calcext:value-type="string">
            <text:p>MH-ET-LIVE MAX3010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IR SENSOR</text:p>
          </table:table-cell>
          <table:table-cell office:value-type="string" calcext:value-type="string">
            <text:p>HW-416-B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HW-20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RESSURE SENSOR</text:p>
          </table:table-cell>
          <table:table-cell office:value-type="string" calcext:value-type="string">
            <text:p>BMP280/HW-61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MICROF 50V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IN4007SE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CTBC549C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548 B 166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541 B 08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C558B PH6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MICROF 50V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SISTORS SET</text:p>
          </table:table-cell>
          <table:table-cell office:value-type="string" calcext:value-type="string">
            <text:p>10,22,47,100,150,200,220,270,330,470,510,680,1K,2K,2.2K,3.3K,4.7K,5.1K,6.8K,10K,20K,47K,51K,68K,100K,220K,300K,680K,1M OHMS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N 5401 B33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 WAY ROCKER SWITCHES</text:p>
          </table:table-cell>
          <table:table-cell office:value-type="string" calcext:value-type="string">
            <text:p>XL601-101A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HYDZ-BUZZER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3904 EB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N 5551 A01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495CEB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47MICROF 63V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CREW TERMINALS</text:p>
          </table:table-cell>
          <table:table-cell office:value-type="string" calcext:value-type="string">
            <text:p>YX12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N 3906 W49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00MICROF 25V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7833-1#H240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MICROF 25V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557 B 080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K 230 C8550 D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KA7805 IVIAR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L7809CV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IRF540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NE555P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328 25K 5K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548 B 166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C547 B 08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C558B PH63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CTBC549C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MD RESISTORS</text:p>
          </table:table-cell>
          <table:table-cell office:value-type="string" calcext:value-type="string">
            <text:p>103 SMD RESISTOR STRI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N 2222 A331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GLUE GUN</text:p>
          </table:table-cell>
          <table:table-cell office:value-type="string" calcext:value-type="string">
            <text:p>100W GLUEG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READBOARDS</text:p>
          </table:table-cell>
          <table:table-cell office:value-type="string" calcext:value-type="string">
            <text:p>BREADBOARD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HW-764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SONGLE SLA-05VDC-SL-A 30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ELAY MODULE</text:p>
          </table:table-cell>
          <table:table-cell office:value-type="string" calcext:value-type="string">
            <text:p>HW-307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I-ION CHARGER</text:p>
          </table:table-cell>
          <table:table-cell office:value-type="string" calcext:value-type="string">
            <text:p>HW-107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LI-ION CHARGER</text:p>
          </table:table-cell>
          <table:table-cell office:value-type="string" calcext:value-type="string">
            <text:p>HW-373 V1.1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JHD 162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ISPLAY I2C MODULE</text:p>
          </table:table-cell>
          <table:table-cell office:value-type="string" calcext:value-type="string">
            <text:p>PCF8574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ERVO MOTOR</text:p>
          </table:table-cell>
          <table:table-cell office:value-type="string" calcext:value-type="string">
            <text:p>MICRO SERVO 9G SG9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F MODULE</text:p>
          </table:table-cell>
          <table:table-cell office:value-type="string" calcext:value-type="string">
            <text:p>R433MHZ TX RX 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TC MODULE</text:p>
          </table:table-cell>
          <table:table-cell office:value-type="string" calcext:value-type="string">
            <text:p>HW-08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ESP32-WROOM-32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HW-617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ICROPHONE MODULE</text:p>
          </table:table-cell>
          <table:table-cell office:value-type="string" calcext:value-type="string">
            <text:p>INMP44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UMIDIFIER MODUL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ACCELEROMETER </text:p>
          </table:table-cell>
          <table:table-cell office:value-type="string" calcext:value-type="string">
            <text:p>ADXL33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LDR SENSOR</text:p>
          </table:table-cell>
          <table:table-cell office:value-type="string" calcext:value-type="string">
            <text:p>HW-072/LDR MODUL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TEPDOWN POWER MODULE</text:p>
          </table:table-cell>
          <table:table-cell office:value-type="string" calcext:value-type="string">
            <text:p>CA-123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TEPPER MOTOR DRIVER</text:p>
          </table:table-cell>
          <table:table-cell office:value-type="string" calcext:value-type="string">
            <text:p>HW-13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ATTERY</text:p>
          </table:table-cell>
          <table:table-cell office:value-type="float" office:value="18650" calcext:value-type="float">
            <text:p>18650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BATTERY HOLDER </text:p>
          </table:table-cell>
          <table:table-cell office:value-type="string" calcext:value-type="string">
            <text:p>18650X2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TEPUP POWER MODULE</text:p>
          </table:table-cell>
          <table:table-cell office:value-type="string" calcext:value-type="string">
            <text:p>HW-183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NALOG TO DIGITAL CONVERTER</text:p>
          </table:table-cell>
          <table:table-cell office:value-type="string" calcext:value-type="string">
            <text:p>ADS1115/ADS101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SD CARD MODULE</text:p>
          </table:table-cell>
          <table:table-cell office:value-type="string" calcext:value-type="string">
            <text:p>MICROSD CARD ADAPTER TO SPI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STM32 BLACK PILL BOARD</text:p>
          </table:table-cell>
          <table:table-cell office:value-type="string" calcext:value-type="string">
            <text:p>STM32F411CEU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LORA MODULE</text:p>
          </table:table-cell>
          <table:table-cell office:value-type="string" calcext:value-type="string">
            <text:p>RA-02 LOR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<text:s/>I2S Class D digital audio amplifier MODULE</text:p>
          </table:table-cell>
          <table:table-cell office:value-type="string" calcext:value-type="string">
            <text:p>MAX98357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TM32 PROGRAMMER AND DEBUGGER</text:p>
          </table:table-cell>
          <table:table-cell office:value-type="string" calcext:value-type="string">
            <text:p>ST-LINK V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GSM MODULE </text:p>
          </table:table-cell>
          <table:table-cell office:value-type="string" calcext:value-type="string">
            <text:p>SIM800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GPS MODULE</text:p>
          </table:table-cell>
          <table:table-cell office:value-type="string" calcext:value-type="string">
            <text:p>GY-GPS6MV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GAS SENSOR</text:p>
          </table:table-cell>
          <table:table-cell office:value-type="string" calcext:value-type="string">
            <text:p>MQ13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NODEMCU</text:p>
          </table:table-cell>
          <table:table-cell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NUCLEO BOARD</text:p>
          </table:table-cell>
          <table:table-cell office:value-type="string" calcext:value-type="string">
            <text:p>NUCLEO-L476R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SOLDERING IRON</text:p>
          </table:table-cell>
          <table:table-cell office:value-type="string" calcext:value-type="string">
            <text:p>SOLDRON 25W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NOEL SOLDER FLUX 10G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OLDERING IRON BITS</text:p>
          </table:table-cell>
          <table:table-cell office:value-type="string" calcext:value-type="string">
            <text:p>DIFFERENT SIZED TIP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D-SOL-WICK</text:p>
          </table:table-cell>
          <table:table-cell office:value-type="string" calcext:value-type="string">
            <text:p>D-SOL-WICK RMA COATED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SOLDRING FILAMENT WIR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USB TO UART</text:p>
          </table:table-cell>
          <table:table-cell office:value-type="string" calcext:value-type="string">
            <text:p>FT232L YP-0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ZERO PCB BOARD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LIGATOR CLIPS</text:p>
          </table:table-cell>
          <table:table-cell office:value-type="string" calcext:value-type="string">
            <text:p>RED AND BLACK ALIGATOR CLIPS PAIRS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MD LEDS</text:p>
          </table:table-cell>
          <table:table-cell office:value-type="string" calcext:value-type="string">
            <text:p>RED LEDS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IRCULAR PROGRAMABLE RGB LED STRIP</text:p>
          </table:table-cell>
          <table:table-cell office:value-type="string" calcext:value-type="string">
            <text:p>WS2812-1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MALE AND FEMALE HEADERS BUCKPINS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NE555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MS1117 5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HT-12D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HT-12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MS1117 3V3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IRFZ44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0MICROF 25V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R207 MIC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RORANGE ELECTRONIC COMPONENT KIT</text:p>
          </table:table-cell>
          <table:table-cell office:value-type="string" calcext:value-type="string">
            <text:p>JTAG CONNECTERS MOLEX CONNECTORS ETC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E88 PRO DRONE ( CHEAP CHINISE 3000RS DRONE WITH BROKEN OR MALFUNCTIONING SINGLE MOTOR)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BONKA LI-ION BATTERY</text:p>
          </table:table-cell>
          <table:table-cell office:value-type="string" calcext:value-type="string">
            <text:p>BONKA 1000MAH U2 SERIES 25C 1S10/3.7V 50C BUST 3.70WH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TL TO RS485</text:p>
          </table:table-cell>
          <table:table-cell office:value-type="string" calcext:value-type="string">
            <text:p>C25B TTL TO RS48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0.96INCH OLED DISPLAY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ESP32-WROOM-32D ESP32 DEVKITC V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BREADBOARD POWER SUPPLY</text:p>
          </table:table-cell>
          <table:table-cell office:value-type="string" calcext:value-type="string">
            <text:p>HW-131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ACCELEROMETER </text:p>
          </table:table-cell>
          <table:table-cell office:value-type="string" calcext:value-type="string">
            <text:p>ADXL34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SMD REWORK STATION</text:p>
          </table:table-cell>
          <table:table-cell office:value-type="string" calcext:value-type="string">
            <text:p>MAXXPAMMA 857DW+2 DIGITAL SMD REWORK STATIO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IGITAL MULTIMETER</text:p>
          </table:table-cell>
          <table:table-cell office:value-type="string" calcext:value-type="string">
            <text:p>KAIWEETS HT118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hashyap k</meta:initial-creator>
    <meta:creation-date>2026-01-04T09:43:59</meta:creation-date>
    <dc:date>2026-01-04T21:37:58.930653841</dc:date>
    <meta:generator>LibreOffice/24.2.7.2$Linux_X86_64 LibreOffice_project/420$Build-2</meta:generator>
    <meta:editing-duration>PT3M43S</meta:editing-duration>
    <meta:editing-cycles>1</meta:editing-cycles>
    <meta:document-statistic meta:table-count="1" meta:cell-count="428" meta:object-count="0"/>
    <meta:user-defined meta:name="AppVersion">16.0300</meta:user-defined>
  </office:meta>
</office:document-meta>
</file>